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1595" officeooo:paragraph-rsid="00161595"/>
    </style:style>
    <style:style style:name="P2" style:family="paragraph" style:parent-style-name="Standard">
      <style:text-properties officeooo:rsid="00161595" officeooo:paragraph-rsid="00186227"/>
    </style:style>
    <style:style style:name="P3" style:family="paragraph" style:parent-style-name="Standard">
      <style:text-properties officeooo:rsid="00161595" officeooo:paragraph-rsid="00212a15"/>
    </style:style>
    <style:style style:name="P4" style:family="paragraph" style:parent-style-name="Standard">
      <style:text-properties officeooo:rsid="0017bb41" officeooo:paragraph-rsid="0019bda3"/>
    </style:style>
    <style:style style:name="P5" style:family="paragraph" style:parent-style-name="Standard">
      <style:text-properties officeooo:rsid="00186227" officeooo:paragraph-rsid="00186227"/>
    </style:style>
    <style:style style:name="P6" style:family="paragraph" style:parent-style-name="Standard">
      <style:text-properties officeooo:rsid="00186227" officeooo:paragraph-rsid="0019bda3"/>
    </style:style>
    <style:style style:name="P7" style:family="paragraph" style:parent-style-name="Standard">
      <style:text-properties fo:font-weight="normal" officeooo:rsid="00186227" officeooo:paragraph-rsid="00186227" style:font-weight-asian="normal" style:font-weight-complex="normal"/>
    </style:style>
    <style:style style:name="P8" style:family="paragraph" style:parent-style-name="Standard">
      <style:text-properties fo:font-weight="normal" officeooo:rsid="00186227" officeooo:paragraph-rsid="0019bda3" style:font-weight-asian="normal" style:font-weight-complex="normal"/>
    </style:style>
    <style:style style:name="P9" style:family="paragraph" style:parent-style-name="Standard">
      <style:text-properties fo:font-weight="normal" officeooo:rsid="00161595" officeooo:paragraph-rsid="00186227" style:font-weight-asian="normal" style:font-weight-complex="normal"/>
    </style:style>
    <style:style style:name="P10" style:family="paragraph" style:parent-style-name="Standard">
      <style:text-properties fo:font-weight="normal" officeooo:rsid="0017bb41" officeooo:paragraph-rsid="0019bda3" style:font-weight-asian="normal" style:font-weight-complex="normal"/>
    </style:style>
    <style:style style:name="P11" style:family="paragraph" style:parent-style-name="Standard">
      <style:text-properties fo:font-weight="normal" officeooo:rsid="0019eb4a" officeooo:paragraph-rsid="0019eb4a" style:font-weight-asian="normal" style:font-weight-complex="normal"/>
    </style:style>
    <style:style style:name="P12" style:family="paragraph" style:parent-style-name="Standard">
      <style:text-properties fo:font-weight="normal" officeooo:rsid="001bcaaa" officeooo:paragraph-rsid="001bcaaa" style:font-weight-asian="normal" style:font-weight-complex="normal"/>
    </style:style>
    <style:style style:name="P13" style:family="paragraph" style:parent-style-name="Standard">
      <style:text-properties fo:font-weight="normal" officeooo:rsid="001c9302" officeooo:paragraph-rsid="001c9302" style:font-weight-asian="normal" style:font-weight-complex="normal"/>
    </style:style>
    <style:style style:name="P14" style:family="paragraph" style:parent-style-name="Standard">
      <style:text-properties fo:font-weight="normal" officeooo:rsid="001f56f6" officeooo:paragraph-rsid="001f56f6" style:font-weight-asian="normal" style:font-weight-complex="normal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186227" officeooo:paragraph-rsid="00186227" style:font-weight-asian="bold" style:font-weight-complex="bold"/>
    </style:style>
    <style:style style:name="P16" style:family="paragraph" style:parent-style-name="Standard">
      <style:text-properties officeooo:rsid="0019bda3" officeooo:paragraph-rsid="0019bda3"/>
    </style:style>
    <style:style style:name="P17" style:family="paragraph" style:parent-style-name="Standard">
      <style:text-properties officeooo:rsid="0019eb4a" officeooo:paragraph-rsid="0019eb4a"/>
    </style:style>
    <style:style style:name="P18" style:family="paragraph" style:parent-style-name="Standard">
      <style:text-properties officeooo:rsid="001c9302" officeooo:paragraph-rsid="001c9302"/>
    </style:style>
    <style:style style:name="P19" style:family="paragraph" style:parent-style-name="Standard">
      <style:text-properties officeooo:rsid="001f56f6" officeooo:paragraph-rsid="001f56f6"/>
    </style:style>
    <style:style style:name="P20" style:family="paragraph" style:parent-style-name="Standard">
      <style:text-properties officeooo:rsid="001f56f6" officeooo:paragraph-rsid="00212a15"/>
    </style:style>
    <style:style style:name="P21" style:family="paragraph" style:parent-style-name="Standard">
      <style:text-properties style:text-underline-style="none" fo:font-weight="normal" officeooo:rsid="001f56f6" officeooo:paragraph-rsid="001f56f6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1f56f6" officeooo:paragraph-rsid="00212a15" style:font-weight-asian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officeooo:rsid="001baf7e" officeooo:paragraph-rsid="001baf7e"/>
    </style:style>
    <style:style style:name="T1" style:family="text">
      <style:text-properties officeooo:rsid="0017bb41"/>
    </style:style>
    <style:style style:name="T2" style:family="text">
      <style:text-properties officeooo:rsid="00186227"/>
    </style:style>
    <style:style style:name="T3" style:family="text">
      <style:text-properties officeooo:rsid="0019bda3"/>
    </style:style>
    <style:style style:name="T4" style:family="text">
      <style:text-properties style:text-underline-style="solid" style:text-underline-width="auto" style:text-underline-color="font-color" fo:font-weight="bold" officeooo:rsid="00186227" style:font-weight-asian="bold" style:font-weight-complex="bold"/>
    </style:style>
    <style:style style:name="T5" style:family="text">
      <style:text-properties style:text-underline-style="solid" style:text-underline-width="auto" style:text-underline-color="font-color" officeooo:rsid="00186227"/>
    </style:style>
    <style:style style:name="T6" style:family="text">
      <style:text-properties officeooo:rsid="001c9302"/>
    </style:style>
    <style:style style:name="T7" style:family="text">
      <style:text-properties fo:font-size="18pt" fo:font-style="italic" style:text-underline-style="solid" style:text-underline-width="auto" style:text-underline-color="font-color" fo:font-weight="bold" style:font-size-asian="15.75pt" style:font-style-asian="italic" style:font-weight-asian="bold" style:font-size-complex="18pt" style:font-style-complex="italic" style:font-weight-complex="bold"/>
    </style:style>
    <style:style style:name="T8" style:family="text">
      <style:text-properties officeooo:rsid="00212a1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7">Spécification fonctionnelle</text:span></text:p>
      <text:p text:style-name="P19"/>
      <text:p text:style-name="P19"/>
      <text:p text:style-name="P15">Type Bateau</text:p>
      <text:p text:style-name="P5"/>
      <text:p text:style-name="P5">NumeroBateau : Bateau =&gt; Int <text:s/>#Renvoie le numero du bateau</text:p>
      <text:p text:style-name="P5"/>
      <text:p text:style-name="P5">TailleBateau : Bateau =&gt; Int <text:s text:c="2"/>#Renvoie la taille du bateau</text:p>
      <text:p text:style-name="P5"/>
      <text:p text:style-name="P2">CreerBateau : Int x Int <text:span text:style-name="T3">x Int x Int x Bool </text:span>=&gt; Bateau <text:s text:c="2"/>#Creer un bateau de taille donnée, avec un numéro donné, <text:span text:style-name="T3">une direction donnée, aux coordonnées données</text:span></text:p>
      <text:p text:style-name="P2"/>
      <text:p text:style-name="P16">DirectionBateau : Bateau =&gt; Bool <text:s text:c="2"/>#Renvoie 0 si le bateau est horizontal, 1 sinon</text:p>
      <text:p text:style-name="P16"/>
      <text:p text:style-name="P16">CoordBateau : Bateau =&gt; Int x Int <text:s/>#Renvoie les coordonnées du bateau</text:p>
      <text:p text:style-name="P16"/>
      <text:p text:style-name="P17">ModifCoordBateau : Int x Int x Bateau =&gt; Bateau <text:s/>#Modifie les cordonnées du bateau</text:p>
      <text:p text:style-name="P18"/>
      <text:p text:style-name="P18"/>
      <text:p text:style-name="P15">Type Grille</text:p>
      <text:p text:style-name="P7"/>
      <text:p text:style-name="P9">CreerGrille : Int x Int =&gt; Grille <text:s text:c="2"/>#Creer une grille avec un nombre de ligne et de colonne donnés</text:p>
      <text:p text:style-name="P9"/>
      <text:p text:style-name="P11">ValeurCoord : Int x Int x Grille =&gt; Int #Renvoie la valeur de la coordonnée</text:p>
      <text:p text:style-name="P9"/>
      <text:p text:style-name="P4">Touche : Int x Int <text:span text:style-name="T2">x Grille </text:span>=&gt; Bool <text:s text:c="4"/><text:span text:style-name="T2">#Renvoie True si position donnée est occupée par un bateau et modifie l’état de cette positionne</text:span></text:p>
      <text:p text:style-name="P6"/>
      <text:p text:style-name="P8">EnVue : Int x Int x Grille =&gt; Bool <text:s text:c="2"/>#Renvoie True si un bateau est en vue</text:p>
      <text:p text:style-name="P8"/>
      <text:p text:style-name="P12">ModifVal : Int x Int x Int x Grille =&gt; Grille <text:s text:c="2"/>#Modifie la valeur aux coordonnées donné par la valeur donnée</text:p>
      <text:p text:style-name="P3"/>
      <text:p text:style-name="P3">Verification : Bateau x Grille =&gt; Bool <text:s text:c="2"/>#Renvoie True si le bateau peut être positionné</text:p>
      <text:p text:style-name="P3"/>
      <text:p text:style-name="P3">Positionne<text:span text:style-name="T6">r</text:span>bateau : Bateau x Grille =&gt; Grille #Place un bateau donné dans une grille donnée</text:p>
      <text:p text:style-name="P20"/>
      <text:p text:style-name="P22">(1) Positionnerbateau(b,g) <text:s/>=&gt; Vérification(b,g) == True</text:p>
      <text:p text:style-name="P22"/>
      <text:p text:style-name="P21">(<text:span text:style-name="T8">2</text:span>) Touche(1,2,g) == True =&gt; ModifVal(1,2,0,g)</text:p>
      <text:p text:style-name="P14"><text:span text:style-name="T4"/></text:p>
      <text:p text:style-name="P12"><text:span text:style-name="T4">Type Joueur</text:span></text:p>
      <text:p text:style-name="P7"/>
      <text:p text:style-name="P9">CreerJoueur : Flotte x Grille =&gt; Joueur <text:s text:c="2"/>#Creer une joueur avec une grille et une flotte associée</text:p>
      <text:p text:style-name="P9"/>
      <text:p text:style-name="P13">FlotteJoueur : Joueur =&gt; Flotte #Renvoie la flotte du joueur donné</text:p>
      <text:p text:style-name="P13"/>
      <text:p text:style-name="P13">GrilleJoueur: Joueur =&gt; Grille #Renvoie la grille du joueur donné</text:p>
      <text:p text:style-name="P15"/>
      <text:p text:style-name="P15"/>
      <text:p text:style-name="P15"/>
      <text:p text:style-name="P15"/>
      <text:p text:style-name="P15"><text:soft-page-break/>Type Flotte</text:p>
      <text:p text:style-name="P7"/>
      <text:p text:style-name="P9">CreerFlotte : Bateau x Bateau x Bateau x Bateau x Bateau =&gt; Flotte <text:s text:c="2"/>#Creer une flotte de 5 bateau<text:span text:style-name="T1">x</text:span></text:p>
      <text:p text:style-name="P9"/>
      <text:p text:style-name="P8">Coule : Flotte x Int =&gt; Bool <text:s/>#Renvoie True si le bateau de la flotte donnée <text:s/>est coulé et modifie le nombre de bateaux restants</text:p>
      <text:p text:style-name="P8"/>
      <text:p text:style-name="P10">BateauxRestants : Flotte =&gt; Int <text:s text:c="2"/>#Renvoie le nombre de bateaux restants</text:p>
      <text:p text:style-name="P10"/>
      <text:p text:style-name="P14">(1) Coule (f,1) == True =&gt; BateauxRestants(f) = BateauxRestants(f) -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4T09:59:06.572694608</meta:creation-date>
    <dc:date>2016-11-24T12:32:34.884986796</dc:date>
    <meta:editing-duration>PT47M27S</meta:editing-duration>
    <meta:editing-cycles>6</meta:editing-cycles>
    <meta:generator>LibreOffice/5.1.4.2$Linux_X86_64 LibreOffice_project/10m0$Build-2</meta:generator>
    <meta:document-statistic meta:table-count="0" meta:image-count="0" meta:object-count="0" meta:page-count="2" meta:paragraph-count="27" meta:word-count="342" meta:character-count="1949" meta:non-whitespace-character-count="1604"/>
  </office:meta>
</office:document-meta>
</file>